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F95418CA41BE2EF0EF.png" manifest:media-type="image/png"/>
  <manifest:file-entry manifest:full-path="Pictures/1000000100000312000000F9036B8D66A8C6CE64.png" manifest:media-type="image/png"/>
  <manifest:file-entry manifest:full-path="Pictures/100000010000063E000003F959581008D6AD52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0.355cm" svg:height="12.952cm" draw:z-index="0"><draw:image xlink:href="Pictures/100000010000063E000003F959581008D6AD528B.png" xlink:type="simple" xlink:show="embed" xlink:actuate="onLoad" draw:mime-type="image/png"/></draw:frame><draw:frame draw:style-name="fr1" draw:name="Image2" text:anchor-type="char" svg:x="-0.661cm" svg:y="13.335cm" svg:width="18.715cm" svg:height="5.385cm" draw:z-index="1"><draw:image xlink:href="Pictures/1000000100000312000000F9036B8D66A8C6CE64.png" xlink:type="simple" xlink:show="embed" xlink:actuate="onLoad" draw:mime-type="image/png"/></draw:frame><draw:frame draw:style-name="fr1" draw:name="Image3" text:anchor-type="char" svg:x="-0.9cm" svg:y="19.024cm" svg:width="18.927cm" svg:height="5.385cm" draw:z-index="2"><draw:image xlink:href="Pictures/1000000100000312000000F95418CA41BE2EF0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45:38.110529905</meta:creation-date>
    <dc:date>2023-11-20T15:48:06.896899980</dc:date>
    <meta:editing-duration>PT2M2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